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Zilla Slab" svg:font-family="'Zilla Slab'"/>
    <style:font-face style:name="Zilla Slab SemiBold" svg:font-family="'Zilla Slab SemiBold'"/>
  </office:font-face-decls>
  <office:automatic-styles>
    <style:style style:name="P1" style:family="paragraph" style:parent-style-name="Title">
      <style:text-properties officeooo:rsid="00143e70" officeooo:paragraph-rsid="00143e70"/>
    </style:style>
    <style:style style:name="P2" style:family="paragraph" style:parent-style-name="Text_20_body">
      <style:text-properties officeooo:rsid="00156e75" officeooo:paragraph-rsid="00156e75"/>
    </style:style>
    <style:style style:name="P3" style:family="paragraph" style:parent-style-name="Text_20_body">
      <style:text-properties officeooo:rsid="003d56c5" officeooo:paragraph-rsid="003d56c5"/>
    </style:style>
    <style:style style:name="P4" style:family="paragraph" style:parent-style-name="Text_20_body">
      <style:text-properties officeooo:rsid="003d82da" officeooo:paragraph-rsid="003d82da"/>
    </style:style>
    <style:style style:name="P5" style:family="paragraph" style:parent-style-name="Standard">
      <style:text-properties officeooo:rsid="0021eb6b" officeooo:paragraph-rsid="002521ad"/>
    </style:style>
    <style:style style:name="P6" style:family="paragraph" style:parent-style-name="Text_20_body">
      <style:text-properties officeooo:rsid="0021eb6b" officeooo:paragraph-rsid="002521ad"/>
    </style:style>
    <style:style style:name="P7" style:family="paragraph" style:parent-style-name="Text_20_body">
      <style:text-properties officeooo:rsid="0021eb6b" officeooo:paragraph-rsid="00131fef"/>
    </style:style>
    <style:style style:name="P8" style:family="paragraph" style:parent-style-name="Text_20_body">
      <style:text-properties officeooo:rsid="0021eb6b" officeooo:paragraph-rsid="00232f78"/>
    </style:style>
    <style:style style:name="P9" style:family="paragraph" style:parent-style-name="Text_20_body">
      <style:text-properties officeooo:rsid="0021eb6b" officeooo:paragraph-rsid="00326256"/>
    </style:style>
    <style:style style:name="P10" style:family="paragraph" style:parent-style-name="Text_20_body">
      <style:text-properties officeooo:rsid="0021eb6b" officeooo:paragraph-rsid="00327f83"/>
    </style:style>
    <style:style style:name="P11" style:family="paragraph" style:parent-style-name="Text_20_body">
      <style:text-properties officeooo:rsid="0021eb6b" officeooo:paragraph-rsid="00403429"/>
    </style:style>
    <style:style style:name="P12" style:family="paragraph" style:parent-style-name="Text_20_body">
      <style:text-properties fo:font-weight="bold" officeooo:rsid="00222aaa" officeooo:paragraph-rsid="00222aaa" style:font-weight-asian="bold" style:font-weight-complex="bold"/>
    </style:style>
    <style:style style:name="P13" style:family="paragraph" style:parent-style-name="Text_20_body">
      <style:text-properties officeooo:paragraph-rsid="0027d20c"/>
    </style:style>
    <style:style style:name="P14" style:family="paragraph" style:parent-style-name="Text_20_body">
      <style:text-properties officeooo:rsid="002833d6" officeooo:paragraph-rsid="002833d6"/>
    </style:style>
    <style:style style:name="P15" style:family="paragraph" style:parent-style-name="Text_20_body">
      <style:text-properties officeooo:paragraph-rsid="002914e4"/>
    </style:style>
    <style:style style:name="P16" style:family="paragraph" style:parent-style-name="Text_20_body">
      <style:text-properties officeooo:rsid="002ab673" officeooo:paragraph-rsid="002ab673"/>
    </style:style>
    <style:style style:name="P17" style:family="paragraph" style:parent-style-name="Text_20_body">
      <style:text-properties officeooo:paragraph-rsid="002eb380"/>
    </style:style>
    <style:style style:name="P18" style:family="paragraph" style:parent-style-name="Text_20_body">
      <style:text-properties officeooo:rsid="002f0835" officeooo:paragraph-rsid="002f0835"/>
    </style:style>
    <style:style style:name="P19" style:family="paragraph" style:parent-style-name="Text_20_body">
      <style:text-properties officeooo:rsid="003097e8" officeooo:paragraph-rsid="003097e8"/>
    </style:style>
    <style:style style:name="P20" style:family="paragraph" style:parent-style-name="Text_20_body">
      <style:text-properties fo:color="#0084d1" loext:opacity="100%" officeooo:rsid="00326256" officeooo:paragraph-rsid="00326256"/>
    </style:style>
    <style:style style:name="P21" style:family="paragraph" style:parent-style-name="Text_20_body">
      <style:text-properties fo:color="#000000" loext:opacity="100%" officeooo:rsid="002e4dc9" officeooo:paragraph-rsid="00326256"/>
    </style:style>
    <style:style style:name="P22" style:family="paragraph" style:parent-style-name="Heading_20_1">
      <style:text-properties fo:color="#ff420e" loext:opacity="100%" officeooo:rsid="00131fef" officeooo:paragraph-rsid="00131fef"/>
    </style:style>
    <style:style style:name="P23" style:family="paragraph" style:parent-style-name="Heading_20_1">
      <style:paragraph-properties fo:break-before="page"/>
      <style:text-properties fo:color="#ff420e" loext:opacity="100%" officeooo:paragraph-rsid="00131fef"/>
    </style:style>
    <style:style style:name="P24" style:family="paragraph" style:parent-style-name="Heading_20_2">
      <style:text-properties fo:color="#4b1f6f" loext:opacity="100%" officeooo:rsid="00156e75" officeooo:paragraph-rsid="00156e75"/>
    </style:style>
    <style:style style:name="P25" style:family="paragraph" style:parent-style-name="Heading_20_2">
      <style:text-properties fo:color="#4b1f6f" loext:opacity="100%" officeooo:rsid="0026a772" officeooo:paragraph-rsid="0026a772"/>
    </style:style>
    <style:style style:name="P26" style:family="paragraph" style:parent-style-name="Heading_20_2">
      <style:text-properties fo:color="#4b1f6f" loext:opacity="100%" officeooo:rsid="002914e4" officeooo:paragraph-rsid="002914e4"/>
    </style:style>
    <style:style style:name="P27" style:family="paragraph" style:parent-style-name="Heading_20_2">
      <style:text-properties fo:color="#4b1f6f" loext:opacity="100%" officeooo:rsid="00326256" officeooo:paragraph-rsid="00326256"/>
    </style:style>
    <style:style style:name="P28" style:family="paragraph" style:parent-style-name="Heading_20_2">
      <style:text-properties officeooo:rsid="003d56c5" officeooo:paragraph-rsid="003d56c5"/>
    </style:style>
    <style:style style:name="P29" style:family="paragraph" style:parent-style-name="Heading_20_2">
      <style:text-properties officeooo:rsid="003d82da" officeooo:paragraph-rsid="003d82da"/>
    </style:style>
    <style:style style:name="P30" style:family="paragraph" style:parent-style-name="Heading_20_3">
      <style:text-properties fo:color="#0084d1" loext:opacity="100%" officeooo:rsid="0026a772" officeooo:paragraph-rsid="0026a772"/>
    </style:style>
    <style:style style:name="P31" style:family="paragraph" style:parent-style-name="Heading_20_3">
      <style:text-properties fo:color="#0084d1" loext:opacity="100%" officeooo:rsid="0027d20c" officeooo:paragraph-rsid="0027d20c"/>
    </style:style>
    <style:style style:name="P32" style:family="paragraph" style:parent-style-name="Heading_20_3">
      <style:text-properties fo:color="#0084d1" loext:opacity="100%" officeooo:rsid="002cbb83" officeooo:paragraph-rsid="002cbb83"/>
    </style:style>
    <style:style style:name="P33" style:family="paragraph" style:parent-style-name="Heading_20_3">
      <style:text-properties fo:color="#0084d1" loext:opacity="100%" officeooo:rsid="002eb380" officeooo:paragraph-rsid="002eb380"/>
    </style:style>
    <style:style style:name="P34" style:family="paragraph" style:parent-style-name="Heading_20_3">
      <style:text-properties fo:color="#0084d1" loext:opacity="100%" officeooo:rsid="00326256" officeooo:paragraph-rsid="00326256"/>
    </style:style>
    <style:style style:name="P35" style:family="paragraph" style:parent-style-name="Heading_20_3">
      <style:text-properties officeooo:paragraph-rsid="00412ca8"/>
    </style:style>
    <style:style style:name="P36" style:family="paragraph" style:parent-style-name="Heading_20_3">
      <style:text-properties officeooo:rsid="003d82da" officeooo:paragraph-rsid="003d82da"/>
    </style:style>
    <style:style style:name="P37" style:family="paragraph" style:parent-style-name="Heading_20_3">
      <style:text-properties officeooo:rsid="003e03e5" officeooo:paragraph-rsid="003e03e5"/>
    </style:style>
    <style:style style:name="P38" style:family="paragraph" style:parent-style-name="Text_20_body" style:list-style-name="L1">
      <style:text-properties officeooo:rsid="00010a8c" officeooo:paragraph-rsid="00156e75"/>
    </style:style>
    <style:style style:name="P39" style:family="paragraph" style:parent-style-name="Text_20_body" style:list-style-name="L2">
      <style:text-properties officeooo:rsid="00156e75" officeooo:paragraph-rsid="00156e75"/>
    </style:style>
    <style:style style:name="P40" style:family="paragraph" style:parent-style-name="Text_20_body" style:list-style-name="L3">
      <style:text-properties officeooo:rsid="00156e75" officeooo:paragraph-rsid="00156e75"/>
    </style:style>
    <style:style style:name="P41" style:family="paragraph" style:parent-style-name="Text_20_body" style:list-style-name="L4">
      <style:text-properties officeooo:rsid="00156e75" officeooo:paragraph-rsid="00156e75"/>
    </style:style>
    <style:style style:name="P42" style:family="paragraph" style:parent-style-name="Text_20_body" style:list-style-name="L6">
      <style:text-properties officeooo:rsid="00156e75" officeooo:paragraph-rsid="00156e75"/>
    </style:style>
    <style:style style:name="P43" style:family="paragraph" style:parent-style-name="Text_20_body" style:list-style-name="L5">
      <style:text-properties style:text-line-through-style="solid" style:text-line-through-type="single" officeooo:rsid="00156e75" officeooo:paragraph-rsid="00156e75"/>
    </style:style>
    <style:style style:name="P44" style:family="paragraph" style:parent-style-name="Text_20_body" style:list-style-name="L6">
      <style:text-properties style:text-line-through-style="solid" style:text-line-through-type="single" officeooo:rsid="00156e75" officeooo:paragraph-rsid="00156e75"/>
    </style:style>
    <style:style style:name="P45" style:family="paragraph" style:parent-style-name="Text_20_body" style:list-style-name="L5">
      <style:text-properties style:text-line-through-style="solid" style:text-line-through-type="single" officeooo:rsid="001835ae" officeooo:paragraph-rsid="001835ae"/>
    </style:style>
    <style:style style:name="P46" style:family="paragraph" style:parent-style-name="Text_20_body" style:list-style-name="L7">
      <style:text-properties style:text-line-through-style="solid" style:text-line-through-type="single" officeooo:rsid="003d56c5" officeooo:paragraph-rsid="003d56c5"/>
    </style:style>
    <style:style style:name="P47" style:family="paragraph" style:parent-style-name="Text_20_body" style:list-style-name="L8">
      <style:text-properties officeooo:rsid="003d56c5" officeooo:paragraph-rsid="003d56c5"/>
    </style:style>
    <style:style style:name="P48" style:family="paragraph" style:parent-style-name="Text_20_body" style:list-style-name="L9">
      <style:text-properties officeooo:rsid="003d56c5" officeooo:paragraph-rsid="003d56c5"/>
    </style:style>
    <style:style style:name="P49" style:family="paragraph" style:parent-style-name="Text_20_body" style:list-style-name="L10">
      <style:text-properties officeooo:rsid="003d82da" officeooo:paragraph-rsid="003d82da"/>
    </style:style>
    <style:style style:name="P50" style:family="paragraph" style:parent-style-name="Text_20_body" style:list-style-name="L11">
      <style:text-properties officeooo:rsid="003d82da" officeooo:paragraph-rsid="003d82da"/>
    </style:style>
    <style:style style:name="P51" style:family="paragraph" style:parent-style-name="Text_20_body" style:list-style-name="L12">
      <style:text-properties officeooo:rsid="0041ae2f" officeooo:paragraph-rsid="0041ae2f"/>
    </style:style>
    <style:style style:name="T1" style:family="text">
      <style:text-properties officeooo:rsid="00157de6"/>
    </style:style>
    <style:style style:name="T2" style:family="text">
      <style:text-properties officeooo:rsid="00131fef"/>
    </style:style>
    <style:style style:name="T3" style:family="text">
      <style:text-properties officeooo:rsid="00222aaa"/>
    </style:style>
    <style:style style:name="T4" style:family="text">
      <style:text-properties officeooo:rsid="00232f78"/>
    </style:style>
    <style:style style:name="T5" style:family="text">
      <style:text-properties officeooo:rsid="002521ad"/>
    </style:style>
    <style:style style:name="T6" style:family="text">
      <style:text-properties officeooo:rsid="002ab673"/>
    </style:style>
    <style:style style:name="T7" style:family="text">
      <style:text-properties officeooo:rsid="002b7536"/>
    </style:style>
    <style:style style:name="T8" style:family="text">
      <style:text-properties officeooo:rsid="002e4dc9"/>
    </style:style>
    <style:style style:name="T9" style:family="text">
      <style:text-properties officeooo:rsid="0030a43c"/>
    </style:style>
    <style:style style:name="T10" style:family="text">
      <style:text-properties officeooo:rsid="00326256"/>
    </style:style>
    <style:style style:name="T11" style:family="text">
      <style:text-properties officeooo:rsid="00327f83"/>
    </style:style>
    <style:style style:name="T12" style:family="text">
      <style:text-properties officeooo:rsid="0032bf0e"/>
    </style:style>
    <style:style style:name="T13" style:family="text">
      <style:text-properties officeooo:rsid="003d82da"/>
    </style:style>
    <style:style style:name="T14" style:family="text">
      <style:text-properties officeooo:rsid="003e03e5"/>
    </style:style>
    <style:style style:name="T15" style:family="text">
      <style:text-properties officeooo:rsid="00403429"/>
    </style:style>
    <style:style style:name="T16" style:family="text">
      <style:text-properties officeooo:rsid="00412ca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pcake Bakery</text:p>
      <text:h text:style-name="P22" text:outline-level="1">1. Understand the Problem</text:h>
      <text:list xml:id="list4121923979" text:style-name="L1">
        <text:list-item>
          <text:p text:style-name="P38">Create a simple website that lists all types of cake available.</text:p>
        </text:list-item>
        <text:list-item>
          <text:p text:style-name="P38">Allow users to customize the cakes and update the total cost at the end of the page.</text:p>
        </text:list-item>
        <text:list-item>
          <text:p text:style-name="P38">Website should be mobile friendly.</text:p>
        </text:list-item>
      </text:list>
      <text:p text:style-name="P2">Five flavours:</text:p>
      <text:list xml:id="list4106593148" text:style-name="L2">
        <text:list-item>
          <text:p text:style-name="P39">Vanilla</text:p>
        </text:list-item>
        <text:list-item>
          <text:p text:style-name="P39">Carrot</text:p>
        </text:list-item>
        <text:list-item>
          <text:p text:style-name="P39">Strawberry</text:p>
        </text:list-item>
        <text:list-item>
          <text:p text:style-name="P39">Chocolate</text:p>
        </text:list-item>
        <text:list-item>
          <text:p text:style-name="P39">Blueberry</text:p>
        </text:list-item>
      </text:list>
      <text:p text:style-name="P2">Five colours (icing):</text:p>
      <text:list xml:id="list8335405" text:style-name="L3">
        <text:list-item>
          <text:p text:style-name="P40">White</text:p>
        </text:list-item>
        <text:list-item>
          <text:p text:style-name="P40">Orange</text:p>
        </text:list-item>
        <text:list-item>
          <text:p text:style-name="P40">Red</text:p>
        </text:list-item>
        <text:list-item>
          <text:p text:style-name="P40">Chocolate</text:p>
        </text:list-item>
        <text:list-item>
          <text:p text:style-name="P40">Blue</text:p>
        </text:list-item>
      </text:list>
      <text:p text:style-name="P2">Five decorations:</text:p>
      <text:list xml:id="list1588060642" text:style-name="L4">
        <text:list-item>
          <text:p text:style-name="P41">Sprinkles</text:p>
        </text:list-item>
        <text:list-item>
          <text:p text:style-name="P41">Stars</text:p>
        </text:list-item>
        <text:list-item>
          <text:p text:style-name="P41">Strawberry slices</text:p>
        </text:list-item>
        <text:list-item>
          <text:p text:style-name="P41">Chocolate chips</text:p>
        </text:list-item>
        <text:list-item>
          <text:p text:style-name="P41">Whole blueberries</text:p>
        </text:list-item>
      </text:list>
      <text:p text:style-name="P2">Icing text:</text:p>
      <text:p text:style-name="P2">User can select to add a message in icing up to a maximum of 16 letters (cost per letter).</text:p>
      <text:p text:style-name="P2">The current total should be updated to reflect the users choices.</text:p>
      <text:p text:style-name="P2"/>
      <text:p text:style-name="P2"/>
      <text:h text:style-name="P22" text:outline-level="1"><text:soft-page-break/>2. Plan</text:h>
      <text:h text:style-name="P24" text:outline-level="2">2.1. Design Phase</text:h>
      <text:list xml:id="list3934892092" text:style-name="L5">
        <text:list-item>
          <text:p text:style-name="P43">Research bakery websites</text:p>
        </text:list-item>
        <text:list-item>
          <text:p text:style-name="P43">Initialize GitHub</text:p>
        </text:list-item>
        <text:list-item>
          <text:p text:style-name="P43">Write up website content (include image collection)</text:p>
        </text:list-item>
        <text:list-item>
          <text:p text:style-name="P43">Design in figma for mobile and desktop</text:p>
        </text:list-item>
        <text:list-item>
          <text:p text:style-name="P45">Resize and optimize images</text:p>
        </text:list-item>
      </text:list>
      <text:h text:style-name="P24" text:outline-level="2">2.2 Setup</text:h>
      <text:list xml:id="list1847579750" text:style-name="L6">
        <text:list-item>
          <text:p text:style-name="P44">Write up naming conventions and a brief semantics/flexbox/scripts plan</text:p>
        </text:list-item>
        <text:list-item>
          <text:p text:style-name="P44">Install all necessary packages/tools</text:p>
        </text:list-item>
        <text:list-item>
          <text:p text:style-name="P44">Complete folder setup</text:p>
        </text:list-item>
        <text:list-item>
          <text:p text:style-name="P42">Finish road map</text:p>
        </text:list-item>
      </text:list>
      <text:h text:style-name="P22" text:outline-level="1">2.5 Pseudo Code</text:h>
      <text:h text:style-name="P25" text:outline-level="2">2.5.1 Home Page</text:h>
      <text:h text:style-name="P30" text:outline-level="3">2.5.1.1 Semantic HTML &amp; Naming Conventions</text:h>
      <text:p text:style-name="P7">&lt;nav <text:span text:style-name="T3">class=navbar</text:span>&gt;&lt;a <text:span text:style-name="T3">class=</text:span><text:span text:style-name="T4">linksPage</text:span>&gt;&lt;/nav&gt;</text:p>
      <text:p text:style-name="P7"/>
      <text:p text:style-name="P7">&lt;main&gt;</text:p>
      <text:p text:style-name="P7">&lt;h1&gt;&lt;h2&gt;&lt;p <text:span text:style-name="T3">class=textBody</text:span>&gt;</text:p>
      <text:p text:style-name="P12">Card Slideshow Mobile</text:p>
      <text:p text:style-name="P7">&lt;<text:span text:style-name="T3">div class=slideshowContainer&gt;</text:span></text:p>
      <text:p text:style-name="P7"><text:tab/>&lt;<text:span text:style-name="T3">div class=slideshow flexCardMobile anim&gt;</text:span></text:p>
      <text:p text:style-name="P7"><text:tab/><text:tab/>&lt;<text:span text:style-name="T3">div class=textCardMobile&gt;Vanilla £2.20</text:span></text:p>
      <text:p text:style-name="P7"><text:tab/><text:tab/>&lt;<text:span text:style-name="T3">img class=imgCardMobile&gt;</text:span></text:p>
      <text:p text:style-name="P7"><text:tab/>&lt;<text:span text:style-name="T5">div class=dotsMobileContainer&gt;</text:span></text:p>
      <text:p text:style-name="P7"><text:tab/><text:tab/>&lt;<text:span text:style-name="T5">span class=dotMobileActive / Inactive / InactiveSml&gt;</text:span></text:p>
      <text:p text:style-name="P12"/>
      <text:p text:style-name="P12"/>
      <text:p text:style-name="P12"><text:soft-page-break/>Card Desktop</text:p>
      <text:p text:style-name="P11">&lt;<text:span text:style-name="T3">div class=</text:span><text:span text:style-name="T15">carousel </text:span><text:span text:style-name="T3">Container&gt;</text:span></text:p>
      <text:p text:style-name="P8"><text:tab/>&lt;<text:span text:style-name="T3">div class=</text:span><text:span text:style-name="T15">carousel</text:span><text:span text:style-name="T3"> flexCard</text:span><text:span text:style-name="T4">Desktop</text:span><text:span text:style-name="T3"> anim&gt;</text:span></text:p>
      <text:p text:style-name="P8"><text:tab/><text:tab/>&lt;<text:span text:style-name="T3">div class=textCard</text:span><text:span text:style-name="T4">Desktop</text:span><text:span text:style-name="T3">&gt;Vanilla £2.20</text:span></text:p>
      <text:p text:style-name="P8"><text:tab/><text:tab/>&lt;<text:span text:style-name="T3">img class=imgCard</text:span><text:span text:style-name="T4">Desktop</text:span><text:span text:style-name="T3">&gt;</text:span></text:p>
      <text:p text:style-name="P5">&lt;<text:span text:style-name="T5">div class=dotsDesktopContainer&gt;</text:span></text:p>
      <text:p text:style-name="P6"><text:tab/><text:tab/>&lt;<text:span text:style-name="T5">span class=dotMobileActive / Inactive / InactiveSml&gt;</text:span></text:p>
      <text:p text:style-name="P7">* <text:span text:style-name="T4">Note JS will use media queries to change class name for flexCard, textCard &amp; imgCard</text:span></text:p>
      <text:p text:style-name="P8">&lt;h<text:span text:style-name="T4">3</text:span>&gt;&lt;p <text:span text:style-name="T3">class=textBody</text:span>&gt;</text:p>
      <text:h text:style-name="P31" text:outline-level="3">2.5.1.2 Flexbox</text:h>
      <text:p text:style-name="P13"/>
      <text:h text:style-name="P31" text:outline-level="3">2.5.1.3 Scripts (JS)</text:h>
      <text:p text:style-name="P14"><text:span text:style-name="T15">Carousel (touch)</text:span> script</text:p>
      <text:p text:style-name="P18">Media query script to change class names for flexCard, textCard &amp; imgCard</text:p>
      <text:h text:style-name="P26" text:outline-level="2">2.5.2 Custom Cupcake <text:span text:style-name="T9">Page</text:span></text:h>
      <text:h text:style-name="P32" text:outline-level="3">2.5.2.1 <text:span text:style-name="T8">Semantic HTML &amp; Naming Conventions</text:span></text:h>
      <text:p text:style-name="P9">&lt;nav <text:span text:style-name="T3">class=navbar</text:span>&gt;&lt;a <text:span text:style-name="T3">class=</text:span><text:span text:style-name="T4">linksPage</text:span>&gt;&lt;/nav&gt;</text:p>
      <text:p text:style-name="P9"/>
      <text:p text:style-name="P9">&lt;main&gt;</text:p>
      <text:p text:style-name="P21">&lt;h1&gt;</text:p>
      <text:p text:style-name="P15">*<text:span text:style-name="T6">Example Form there should be one for each of Flavour, Colour &amp; Decorations.</text:span></text:p>
      <text:p text:style-name="P15">&lt;<text:span text:style-name="T6">form class=[</text:span><text:span text:style-name="T10">e.g. formColour</text:span><text:span text:style-name="T6">] formFlex </text:span><text:span text:style-name="T14">formActive/Inactive</text:span><text:span text:style-name="T6">&gt;</text:span></text:p>
      <text:p text:style-name="P16">&lt;input type=radio id=[e.g. colourRed] name=[e.g. colour] value=[e.g. Red]</text:p>
      <text:p text:style-name="P16">&lt;label for=[e.g. colourRed]&gt;e.g. Red&lt;/label&gt;</text:p>
      <text:p text:style-name="P16"/>
      <text:p text:style-name="P16">&lt;form class=icingTextForm formFlex&gt;</text:p>
      <text:p text:style-name="P16">&lt;label for=icingMessage</text:p>
      <text:p text:style-name="P16">&lt;input type=text id=icingMessage name=icingMessage&gt;</text:p>
      <text:p text:style-name="P16">&lt;<text:span text:style-name="T7">button&gt; *This is part of JavaScript</text:span></text:p>
      <text:h text:style-name="P33" text:outline-level="3"><text:soft-page-break/>2.5.2.2 Flexbox</text:h>
      <text:p text:style-name="P17"/>
      <text:h text:style-name="P33" text:outline-level="3">2.5.2.3 Scripts (JS)</text:h>
      <text:p text:style-name="P19">Cost update script</text:p>
      <text:p text:style-name="P19">Icing message script (for applying cost per character through arrays)</text:p>
      <text:p text:style-name="P19">Switching between forms</text:p>
      <text:h text:style-name="P27" text:outline-level="2">2.5.3 Contact Page</text:h>
      <text:h text:style-name="P34" text:outline-level="3">2.5.3.1 Semantic HTML &amp; Naming Conventions </text:h>
      <text:p text:style-name="P9">&lt;nav <text:span text:style-name="T3">class=navbar</text:span>&gt;&lt;a <text:span text:style-name="T3">class=</text:span><text:span text:style-name="T4">linksPage</text:span>&gt;&lt;/nav&gt;</text:p>
      <text:p text:style-name="P9"/>
      <text:p text:style-name="P9">&lt;main&gt;</text:p>
      <text:p text:style-name="P9">&lt;h1&gt;&lt;<text:span text:style-name="T12">h2&gt;&lt;p class=textBody&gt;</text:span></text:p>
      <text:p text:style-name="P9">&lt;<text:span text:style-name="T10">form class=formContact formFlex&gt;</text:span></text:p>
      <text:p text:style-name="P9">&lt;<text:span text:style-name="T10">label for=contactName&gt;</text:span></text:p>
      <text:p text:style-name="P10">&lt;<text:span text:style-name="T10">input type=text id=contactName name=contactName placeholder=Enter </text:span><text:span text:style-name="T11">n</text:span><text:span text:style-name="T10">ame </text:span></text:p>
      <text:p text:style-name="P10"><text:span text:style-name="T11">maxlength=16 </text:span><text:span text:style-name="T10">required&gt;</text:span></text:p>
      <text:p text:style-name="P9">&lt;<text:span text:style-name="T10">label for=contactEmail&gt;</text:span></text:p>
      <text:p text:style-name="P9">&lt;<text:span text:style-name="T10">input type=email id=contactEmail name=contactEmail placeholder=Enter </text:span><text:span text:style-name="T11">email </text:span><text:span text:style-name="T10">required&gt;</text:span></text:p>
      <text:p text:style-name="P9">&lt;<text:span text:style-name="T10">label for=contact</text:span><text:span text:style-name="T11">Comment</text:span><text:span text:style-name="T10">&gt;</text:span></text:p>
      <text:p text:style-name="P9">&lt;<text:span text:style-name="T10">input type=email id=contact</text:span><text:span text:style-name="T11">Comment</text:span><text:span text:style-name="T10"> name=contact</text:span><text:span text:style-name="T11">Comment</text:span><text:span text:style-name="T10"> placeholder=Enter </text:span><text:span text:style-name="T11">text maxlength=10000</text:span><text:span text:style-name="T10"> required&gt;</text:span></text:p>
      <text:h text:style-name="P34" text:outline-level="3">2.5.3.2 Flexbox </text:h>
      <text:p text:style-name="Text_20_body"/>
      <text:h text:style-name="P34" text:outline-level="3">2.5.3.3 Scripts (JS)</text:h>
      <text:p text:style-name="P20"/>
      <text:h text:style-name="P23" text:outline-level="1"><text:span text:style-name="T2">3. </text:span><text:span text:style-name="T1">Roadmap</text:span></text:h>
      <text:h text:style-name="P28" text:outline-level="2">3.1 Pre-build Setup</text:h>
      <text:list xml:id="list943824387" text:style-name="L7">
        <text:list-item>
          <text:p text:style-name="P46">Setup HTML pages ready for work</text:p>
        </text:list-item>
        <text:list-item>
          <text:p text:style-name="P46">Setup basic CSS (border-box etc…)</text:p>
        </text:list-item>
        <text:list-item>
          <text:p text:style-name="P46">Setup SASS (breakpoints, fonts etc…)</text:p>
        </text:list-item>
      </text:list>
      <text:h text:style-name="P28" text:outline-level="2">3.2 Navbar</text:h>
      <text:list xml:id="list574553514" text:style-name="L8">
        <text:list-item>
          <text:p text:style-name="P47">HTML Navbar</text:p>
        </text:list-item>
        <text:list-item>
          <text:p text:style-name="P47">Test links work</text:p>
        </text:list-item>
        <text:list-item>
          <text:p text:style-name="P47">CSS Style</text:p>
        </text:list-item>
        <text:list-item>
          <text:p text:style-name="P47">CSS breakpoints style</text:p>
        </text:list-item>
        <text:list-item>
          <text:p text:style-name="P47">Breakpoints test</text:p>
        </text:list-item>
      </text:list>
      <text:h text:style-name="P28" text:outline-level="2">3.3 Components</text:h>
      <text:p text:style-name="P3">For each of the following, build test version of each in html, style in CSS and customize for breakpoints.</text:p>
      <text:list xml:id="list633041781" text:style-name="L9">
        <text:list-item>
          <text:p text:style-name="P48">Generic button</text:p>
        </text:list-item>
        <text:list-item>
          <text:p text:style-name="P48">Span buttons (for slideshow)</text:p>
        </text:list-item>
        <text:list-item>
          <text:p text:style-name="P48">Form switch buttons</text:p>
        </text:list-item>
        <text:list-item>
          <text:p text:style-name="P48">Form inputs</text:p>
        </text:list-item>
        <text:list-item>
          <text:p text:style-name="P48">Radio buttons</text:p>
        </text:list-item>
        <text:list-item>
          <text:p text:style-name="P48">Breakpoints test</text:p>
        </text:list-item>
      </text:list>
      <text:h text:style-name="P28" text:outline-level="2">3.4 Cards</text:h>
      <text:p text:style-name="P3">For each of the following, build <text:span text:style-name="T13">mobile and desktop version.</text:span></text:p>
      <text:list xml:id="list3710603726" text:style-name="L10">
        <text:list-item>
          <text:p text:style-name="P49">HTML Cards</text:p>
        </text:list-item>
        <text:list-item>
          <text:p text:style-name="P49">CSS style</text:p>
        </text:list-item>
        <text:list-item>
          <text:p text:style-name="P49">Breakpoint test</text:p>
        </text:list-item>
      </text:list>
      <text:h text:style-name="P29" text:outline-level="2">3.5 Website content</text:h>
      <text:list xml:id="list2330796183" text:style-name="L11">
        <text:list-item>
          <text:p text:style-name="P50">Fill out the rest of the website, text, headers etc…</text:p>
        </text:list-item>
      </text:list>
      <text:p text:style-name="P4"/>
      <text:h text:style-name="P29" text:outline-level="2"><text:soft-page-break/>3.6 <text:span text:style-name="T14">JS </text:span>Scripts </text:h>
      <text:h text:style-name="Heading_20_3" text:outline-level="3"><text:span text:style-name="T13">3.6.1 </text:span>Mobile to Desktop <text:span text:style-name="T14">Card Transition</text:span></text:h>
      <text:list xml:id="list429557825" text:style-name="L12">
        <text:list-item>
          <text:p text:style-name="P51">Build</text:p>
        </text:list-item>
        <text:list-item>
          <text:p text:style-name="P51">Test</text:p>
        </text:list-item>
      </text:list>
      <text:h text:style-name="P35" text:outline-level="3">3.<text:span text:style-name="T13">6.2</text:span> <text:s/><text:span text:style-name="T16">C</text:span><text:span text:style-name="T15">arousel </text:span><text:span text:style-name="T16">(Touch enabled)</text:span></text:h>
      <text:list xml:id="list92032453021263" text:continue-numbering="true" text:style-name="L12">
        <text:list-item>
          <text:p text:style-name="P51">Build</text:p>
        </text:list-item>
        <text:list-item>
          <text:p text:style-name="P51">Test</text:p>
        </text:list-item>
      </text:list>
      <text:h text:style-name="P36" text:outline-level="3">3.6.3 <text:span text:style-name="T14">Form Transitions</text:span></text:h>
      <text:list xml:id="list92032162142979" text:continue-numbering="true" text:style-name="L12">
        <text:list-item>
          <text:p text:style-name="P51">Build</text:p>
        </text:list-item>
        <text:list-item>
          <text:p text:style-name="P51">Test</text:p>
        </text:list-item>
      </text:list>
      <text:h text:style-name="P37" text:outline-level="3">3.6.4 Cost Update &amp; Icing Text</text:h>
      <text:list xml:id="list92032308107118" text:continue-numbering="true" text:style-name="L12">
        <text:list-item>
          <text:p text:style-name="P51">Build</text:p>
        </text:list-item>
        <text:list-item>
          <text:p text:style-name="P51">Tes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Zilla Slab" svg:font-family="'Zilla Slab'"/>
    <style:font-face style:name="Zilla Slab SemiBold" svg:font-family="'Zilla Slab SemiBold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Zilla Slab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Zilla Slab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Zilla Slab SemiBold" fo:font-family="'Zilla Slab SemiBold'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Zilla Slab" fo:font-family="'Zilla Slab'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Zilla Slab" fo:font-family="'Zilla Slab'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Zilla Slab" fo:font-family="'Zilla Slab'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31T12:27:17.958791376</meta:creation-date>
    <dc:title>Project Outline</dc:title>
    <meta:editing-duration>PT6H25M56S</meta:editing-duration>
    <meta:editing-cycles>38</meta:editing-cycles>
    <meta:generator>LibreOffice/7.3.4.2$Linux_X86_64 LibreOffice_project/30$Build-2</meta:generator>
    <dc:date>2022-08-03T13:45:08.355121368</dc:date>
    <meta:document-statistic meta:table-count="0" meta:image-count="0" meta:object-count="0" meta:page-count="6" meta:paragraph-count="136" meta:word-count="563" meta:character-count="3848" meta:non-whitespace-character-count="3454"/>
    <meta:template xlink:type="simple" xlink:actuate="onRequest" xlink:title="Project Outline" xlink:href="../../../../Templates/Project%20Outline.ott" meta:date="2022-07-31T12:27:17.586717097"/>
  </office:meta>
</office:document-meta>
</file>